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style:font-name="Consolas" fo:font-size="10pt" fo:font-weight="normal" officeooo:rsid="0020f07c" officeooo:paragraph-rsid="0020f07c" style:font-size-asian="10pt" style:font-weight-asian="normal" style:font-name-complex="Consolas1" style:font-size-complex="10pt" style:font-weight-complex="normal"/>
    </style:style>
    <style:style style:name="P2" style:family="paragraph" style:parent-style-name="Standard">
      <style:paragraph-properties fo:margin-top="0in" fo:margin-bottom="0in" style:contextual-spacing="false" fo:line-height="150%"/>
      <style:text-properties style:font-name="Consolas" fo:font-size="12pt" fo:font-weight="bold" officeooo:rsid="001f2de2" officeooo:paragraph-rsid="001f2de2" style:font-size-asian="12pt" style:font-weight-asian="bold" style:font-name-complex="Consolas1" style:font-size-complex="12pt" style:font-weight-complex="bold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Consolas" fo:font-size="12pt" fo:font-weight="bold" officeooo:rsid="0020f07c" officeooo:paragraph-rsid="0020f07c" style:font-size-asian="12pt" style:font-weight-asian="bold" style:font-name-complex="Consolas1" style:font-size-complex="12pt" style:font-weight-complex="bold"/>
    </style:style>
    <style:style style:name="P4" style:family="paragraph" style:parent-style-name="Standard">
      <style:paragraph-properties fo:margin-top="0in" fo:margin-bottom="0in" style:contextual-spacing="false" fo:line-height="150%"/>
      <style:text-properties style:font-name="Consolas" fo:font-size="12pt" fo:font-weight="normal" officeooo:rsid="0020f07c" officeooo:paragraph-rsid="0020f07c" style:font-size-asian="12pt" style:font-weight-asian="normal" style:font-name-complex="Consolas1" style:font-size-complex="12pt" style:font-weight-complex="normal"/>
    </style:style>
    <style:style style:name="P5" style:family="paragraph" style:parent-style-name="Standard">
      <style:paragraph-properties fo:margin-top="0in" fo:margin-bottom="0in" style:contextual-spacing="false" fo:line-height="150%"/>
      <style:text-properties style:font-name="Consolas" fo:font-size="12pt" fo:font-weight="normal" officeooo:rsid="0022d109" officeooo:paragraph-rsid="0022d109" style:font-size-asian="12pt" style:font-weight-asian="normal" style:font-name-complex="Consolas1" style:font-size-complex="12pt" style:font-weight-complex="normal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fo:font-size="12pt" fo:font-weight="bold" officeooo:rsid="001f2de2" officeooo:paragraph-rsid="001f2de2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/>
      <style:text-properties fo:font-size="12pt" fo:font-weight="bold" officeooo:rsid="001f2de2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tab/><text:span text:style-name="T2">ASSIGNMENT16.1</text:span></text:p>
      <text:p text:style-name="P7"/>
      <text:p text:style-name="P7"/>
      <text:p text:style-name="P7"/>
      <text:p text:style-name="P2">Given a list of numbers - List[Int] (1, 2, 3, 4, 5, 6, 7, 8, 9, 10)</text:p>
      <text:p text:style-name="P6"/>
      <text:p text:style-name="P2">find the total elements in the list</text:p>
      <text:p text:style-name="P6"/>
      <text:p text:style-name="P6"/>
      <text:p text:style-name="P4">scala&gt; val listrr=sc.parallelize(List(1,2,3,4,5,6,7,8,9,10))</text:p>
      <text:p text:style-name="P4">listrr: org.apache.spark.rdd.RDD[Int] = ParallelCollectionRDD[0] at parallelize at &lt;console&gt;:27</text:p>
      <text:p text:style-name="P4">scala&gt; val length=listrr.count</text:p>
      <text:p text:style-name="P4">length: Long = 10</text:p>
      <text:p text:style-name="P4"/>
      <text:p text:style-name="P3">find the sum of all numbers</text:p>
      <text:p text:style-name="P4">scala&gt; val sum=listrr.reduce((x,y)=&gt;x+y).toDouble</text:p>
      <text:p text:style-name="P4">sum: Double = 55.0</text:p>
      <text:p text:style-name="P4"></text:p>
      <text:p text:style-name="P3">calculate the average of the numbers in the list</text:p>
      <text:p text:style-name="P4">scala&gt; val avg=sum/length</text:p>
      <text:p text:style-name="P4">avg: Double = 5.5</text:p>
      <text:p text:style-name="P4"></text:p>
      <text:p text:style-name="P4"/>
      <text:p text:style-name="P3">find the sum of all the even numbers in the list</text:p>
      <text:p text:style-name="P4">scala&gt; val evennum=listrr.filter{x=&gt;(x%2)==0}</text:p>
      <text:p text:style-name="P4">evennum: org.apache.spark.rdd.RDD[Int] = MapPartitionsRDD[1] at filter at &lt;console&gt;:29</text:p>
      <text:p text:style-name="P4"></text:p>
      <text:p text:style-name="P4">scala&gt; val evensum=evennum.reduce((x,y)=&gt;x+y)</text:p>
      <text:p text:style-name="P4">evensum: Int = 30</text:p>
      <text:p text:style-name="P4"></text:p>
      <text:p text:style-name="P3"><text:soft-page-break/>find the total number of elements in the list divisible by both 5 and 3</text:p>
      <text:p text:style-name="P3"/>
      <text:p text:style-name="P3"><text:span text:style-name="T1"/></text:p>
      <text:p text:style-name="P5">scala&gt; val numdiv=listrr.filter{x=&gt;(x%3)==0}</text:p>
      <text:p text:style-name="P5">numdiv: org.apache.spark.rdd.RDD[Int] = MapPartitionsRDD[6] at filter at &lt;console&gt;:29</text:p>
      <text:p text:style-name="P5"></text:p>
      <text:p text:style-name="P5">scala&gt; val divi=numdiv.filter{x=&gt;(x%5)==0}</text:p>
      <text:p text:style-name="P5">divi: org.apache.spark.rdd.RDD[Int] = MapPartitionsRDD[7] at filter at &lt;console&gt;:31</text:p>
      <text:p text:style-name="P5"></text:p>
      <text:p text:style-name="P5">scala&gt; val total=divi.count</text:p>
      <text:p text:style-name="P5">total: Long = 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3:09:13.551124730</meta:creation-date>
    <meta:editing-duration>PT10M2S</meta:editing-duration>
    <meta:editing-cycles>2</meta:editing-cycles>
    <meta:generator>LibreOffice/4.2.8.2$Linux_X86_64 LibreOffice_project/420$Build-2</meta:generator>
    <meta:initial-creator>Acadgild </meta:initial-creator>
    <dc:date>2017-11-15T13:49:21.233308288</dc:date>
    <dc:creator>Acadgild </dc:creator>
    <meta:document-statistic meta:table-count="0" meta:image-count="0" meta:object-count="0" meta:page-count="2" meta:paragraph-count="31" meta:word-count="145" meta:character-count="1139" meta:non-whitespace-character-count="990"/>
  </office:meta>
</office:document-meta>
</file>